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115"/>
    </style:style>
    <style:style style:name="P2" style:family="paragraph" style:parent-style-name="Standard">
      <style:text-properties officeooo:rsid="0001e115" officeooo:paragraph-rsid="0001e115"/>
    </style:style>
    <style:style style:name="P3" style:family="paragraph" style:parent-style-name="Standard">
      <style:text-properties officeooo:rsid="0001e115" officeooo:paragraph-rsid="000d5212"/>
    </style:style>
    <style:style style:name="P4" style:family="paragraph" style:parent-style-name="Standard">
      <style:text-properties officeooo:rsid="0008d0a2" officeooo:paragraph-rsid="0008d0a2"/>
    </style:style>
    <style:style style:name="P5" style:family="paragraph" style:parent-style-name="Standard">
      <style:text-properties officeooo:rsid="0008d0a2" officeooo:paragraph-rsid="000c0720"/>
    </style:style>
    <style:style style:name="P6" style:family="paragraph" style:parent-style-name="Standard">
      <style:text-properties officeooo:rsid="0008d0a2" officeooo:paragraph-rsid="000d5212"/>
    </style:style>
    <style:style style:name="P7" style:family="paragraph" style:parent-style-name="Standard">
      <style:text-properties officeooo:rsid="000a6bde" officeooo:paragraph-rsid="000a6bde"/>
    </style:style>
    <style:style style:name="P8" style:family="paragraph" style:parent-style-name="Standard">
      <style:text-properties officeooo:rsid="000c0720" officeooo:paragraph-rsid="000c0720"/>
    </style:style>
    <style:style style:name="P9" style:family="paragraph" style:parent-style-name="Standard">
      <style:text-properties officeooo:rsid="000d5212" officeooo:paragraph-rsid="000d5212"/>
    </style:style>
    <style:style style:name="P10" style:family="paragraph" style:parent-style-name="Standard">
      <style:text-properties officeooo:rsid="000ed1ea" officeooo:paragraph-rsid="000ed1ea"/>
    </style:style>
    <style:style style:name="P11" style:family="paragraph" style:parent-style-name="Standard">
      <style:text-properties officeooo:rsid="00118c69" officeooo:paragraph-rsid="00118c69"/>
    </style:style>
    <style:style style:name="P12" style:family="paragraph" style:parent-style-name="Standard">
      <style:text-properties officeooo:rsid="00153b32" officeooo:paragraph-rsid="00153b32"/>
    </style:style>
    <style:style style:name="P13" style:family="paragraph" style:parent-style-name="Standard">
      <style:text-properties officeooo:rsid="001711b0" officeooo:paragraph-rsid="001711b0"/>
    </style:style>
    <style:style style:name="P14" style:family="paragraph" style:parent-style-name="Standard">
      <style:text-properties officeooo:rsid="001873cf" officeooo:paragraph-rsid="001873cf"/>
    </style:style>
    <style:style style:name="P15" style:family="paragraph" style:parent-style-name="Standard">
      <style:text-properties fo:font-weight="bold" officeooo:rsid="0023fb71" officeooo:paragraph-rsid="0023fb71" style:font-weight-asian="bold" style:font-weight-complex="bold"/>
    </style:style>
    <style:style style:name="P16" style:family="paragraph" style:parent-style-name="Standard">
      <style:text-properties fo:font-weight="bold" officeooo:rsid="002494cf" officeooo:paragraph-rsid="002494cf" style:font-weight-asian="bold" style:font-weight-complex="bold"/>
    </style:style>
    <style:style style:name="P17" style:family="paragraph" style:parent-style-name="Standard">
      <style:text-properties fo:font-weight="bold" officeooo:rsid="0024c3b2" officeooo:paragraph-rsid="0024c3b2" style:font-weight-asian="bold" style:font-weight-complex="bold"/>
    </style:style>
    <style:style style:name="P18" style:family="paragraph" style:parent-style-name="Standard">
      <style:text-properties fo:font-weight="bold" officeooo:rsid="001e5fa1" officeooo:paragraph-rsid="001e5fa1" style:font-weight-asian="bold" style:font-weight-complex="bold"/>
    </style:style>
    <style:style style:name="P19" style:family="paragraph" style:parent-style-name="Standard">
      <style:text-properties fo:font-weight="bold" officeooo:rsid="0031d08a" officeooo:paragraph-rsid="0031d08a" style:font-weight-asian="bold" style:font-weight-complex="bold"/>
    </style:style>
    <style:style style:name="P20" style:family="paragraph" style:parent-style-name="Standard">
      <style:text-properties fo:font-weight="bold" officeooo:rsid="003dfcf4" officeooo:paragraph-rsid="003dfcf4" style:font-weight-asian="bold" style:font-weight-complex="bold"/>
    </style:style>
    <style:style style:name="P21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3fb71" officeooo:paragraph-rsid="0023fb71" style:font-size-asian="10pt" style:font-style-asian="normal" style:font-weight-asian="normal" style:font-weight-complex="bold" style:text-emphasize="none"/>
    </style:style>
    <style:style style:name="P22" style:family="paragraph" style:parent-style-name="Standard">
      <style:text-properties officeooo:rsid="002494cf" officeooo:paragraph-rsid="002494cf"/>
    </style:style>
    <style:style style:name="P23" style:family="paragraph" style:parent-style-name="Standard">
      <style:text-properties fo:font-weight="normal" officeooo:rsid="0024c3b2" officeooo:paragraph-rsid="0031d08a" style:font-weight-asian="normal" style:font-weight-complex="normal"/>
    </style:style>
    <style:style style:name="P24" style:family="paragraph" style:parent-style-name="Standard">
      <style:text-properties fo:font-weight="normal" officeooo:rsid="0024c3b2" officeooo:paragraph-rsid="0045b805" style:font-weight-asian="normal" style:font-weight-complex="normal"/>
    </style:style>
    <style:style style:name="P25" style:family="paragraph" style:parent-style-name="Standard">
      <style:text-properties fo:font-weight="normal" officeooo:rsid="002e3808" officeooo:paragraph-rsid="002e3808" style:font-weight-asian="normal" style:font-weight-complex="normal"/>
    </style:style>
    <style:style style:name="P26" style:family="paragraph" style:parent-style-name="Standard">
      <style:text-properties fo:font-weight="normal" officeooo:rsid="0031d08a" officeooo:paragraph-rsid="0031d08a" style:font-weight-asian="normal" style:font-weight-complex="normal"/>
    </style:style>
    <style:style style:name="P27" style:family="paragraph" style:parent-style-name="Standard">
      <style:text-properties fo:font-weight="normal" officeooo:rsid="0036cc53" officeooo:paragraph-rsid="0036cc53" style:font-weight-asian="normal" style:font-weight-complex="normal"/>
    </style:style>
    <style:style style:name="P28" style:family="paragraph" style:parent-style-name="Standard">
      <style:text-properties officeooo:paragraph-rsid="0045b805"/>
    </style:style>
    <style:style style:name="P29" style:family="paragraph" style:parent-style-name="Standard">
      <style:text-properties officeooo:rsid="004b7405" officeooo:paragraph-rsid="004b7405"/>
    </style:style>
    <style:style style:name="P30" style:family="paragraph" style:parent-style-name="Standard">
      <style:text-properties officeooo:rsid="004b7405" officeooo:paragraph-rsid="005144d9"/>
    </style:style>
    <style:style style:name="P31" style:family="paragraph" style:parent-style-name="Standard">
      <style:text-properties officeooo:rsid="004ddeb0" officeooo:paragraph-rsid="004ddeb0"/>
    </style:style>
    <style:style style:name="P32" style:family="paragraph" style:parent-style-name="Standard">
      <style:text-properties officeooo:rsid="004f6d53" officeooo:paragraph-rsid="004f6d53"/>
    </style:style>
    <style:style style:name="P33" style:family="paragraph" style:parent-style-name="Standard">
      <style:text-properties fo:font-weight="bold" officeooo:rsid="0026ffe1" officeooo:paragraph-rsid="00519493" style:font-weight-asian="bold" style:font-weight-complex="bold"/>
    </style:style>
    <style:style style:name="P34" style:family="paragraph" style:parent-style-name="Standard">
      <style:text-properties fo:font-weight="bold" officeooo:rsid="00519493" officeooo:paragraph-rsid="00519493" style:font-weight-asian="bold" style:font-weight-complex="bold"/>
    </style:style>
    <style:style style:name="P35" style:family="paragraph" style:parent-style-name="Standard">
      <style:text-properties officeooo:rsid="00531992" officeooo:paragraph-rsid="00531992"/>
    </style:style>
    <style:style style:name="T1" style:family="text">
      <style:text-properties officeooo:rsid="00058fb1"/>
    </style:style>
    <style:style style:name="T2" style:family="text">
      <style:text-properties officeooo:rsid="000ab7e3"/>
    </style:style>
    <style:style style:name="T3" style:family="text">
      <style:text-properties officeooo:rsid="000c0720"/>
    </style:style>
    <style:style style:name="T4" style:family="text">
      <style:text-properties officeooo:rsid="000c8119"/>
    </style:style>
    <style:style style:name="T5" style:family="text">
      <style:text-properties officeooo:rsid="000d5212"/>
    </style:style>
    <style:style style:name="T6" style:family="text">
      <style:text-properties officeooo:rsid="001025be"/>
    </style:style>
    <style:style style:name="T7" style:family="text">
      <style:text-properties officeooo:rsid="00118c69"/>
    </style:style>
    <style:style style:name="T8" style:family="text">
      <style:text-properties officeooo:rsid="00141ac0"/>
    </style:style>
    <style:style style:name="T9" style:family="text">
      <style:text-properties officeooo:rsid="00153b32"/>
    </style:style>
    <style:style style:name="T10" style:family="text">
      <style:text-properties officeooo:rsid="0015583a"/>
    </style:style>
    <style:style style:name="T11" style:family="text">
      <style:text-properties officeooo:rsid="001711b0"/>
    </style:style>
    <style:style style:name="T12" style:family="text">
      <style:text-properties officeooo:rsid="001a576a"/>
    </style:style>
    <style:style style:name="T13" style:family="text">
      <style:text-properties officeooo:rsid="001c0e91"/>
    </style:style>
    <style:style style:name="T14" style:family="text">
      <style:text-properties officeooo:rsid="0024c3b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858d9" style:font-weight-asian="normal" style:font-weight-complex="normal"/>
    </style:style>
    <style:style style:name="T17" style:family="text">
      <style:text-properties fo:font-weight="normal" officeooo:rsid="0034d446" style:font-weight-asian="normal" style:font-weight-complex="normal"/>
    </style:style>
    <style:style style:name="T18" style:family="text">
      <style:text-properties fo:font-weight="normal" officeooo:rsid="00376ad2" style:font-weight-asian="normal" style:font-weight-complex="normal"/>
    </style:style>
    <style:style style:name="T19" style:family="text">
      <style:text-properties fo:font-weight="normal" officeooo:rsid="00389592" style:font-weight-asian="normal" style:font-weight-complex="normal"/>
    </style:style>
    <style:style style:name="T20" style:family="text">
      <style:text-properties fo:font-weight="normal" officeooo:rsid="003962ee" style:font-weight-asian="normal" style:font-weight-complex="normal"/>
    </style:style>
    <style:style style:name="T21" style:family="text">
      <style:text-properties fo:font-weight="normal" officeooo:rsid="003c8762" style:font-weight-asian="normal" style:font-weight-complex="normal"/>
    </style:style>
    <style:style style:name="T22" style:family="text">
      <style:text-properties fo:font-weight="normal" officeooo:rsid="003dfcf4" style:font-weight-asian="normal" style:font-weight-complex="normal"/>
    </style:style>
    <style:style style:name="T23" style:family="text">
      <style:text-properties fo:font-weight="normal" officeooo:rsid="003eea30" style:font-weight-asian="normal" style:font-weight-complex="normal"/>
    </style:style>
    <style:style style:name="T24" style:family="text">
      <style:text-properties fo:font-weight="normal" officeooo:rsid="003efcb8" style:font-weight-asian="normal" style:font-weight-complex="normal"/>
    </style:style>
    <style:style style:name="T25" style:family="text">
      <style:text-properties fo:font-weight="normal" officeooo:rsid="00402638" style:font-weight-asian="normal" style:font-weight-complex="normal"/>
    </style:style>
    <style:style style:name="T26" style:family="text">
      <style:text-properties fo:font-weight="normal" officeooo:rsid="0024c3b2" style:font-weight-asian="normal" style:font-weight-complex="normal"/>
    </style:style>
    <style:style style:name="T27" style:family="text">
      <style:text-properties fo:font-weight="normal" officeooo:rsid="0044e44b" style:font-weight-asian="normal" style:font-weight-complex="normal"/>
    </style:style>
    <style:style style:name="T28" style:family="text">
      <style:text-properties fo:font-weight="normal" officeooo:rsid="00519493" style:font-weight-asian="normal" style:font-weight-complex="normal"/>
    </style:style>
    <style:style style:name="T29" style:family="text">
      <style:text-properties officeooo:rsid="003addb2"/>
    </style:style>
    <style:style style:name="T30" style:family="text">
      <style:text-properties officeooo:rsid="003b1e7c"/>
    </style:style>
    <style:style style:name="T31" style:family="text">
      <style:text-properties officeooo:rsid="003b4fd9"/>
    </style:style>
    <style:style style:name="T32" style:family="text">
      <style:text-properties officeooo:rsid="003c8762"/>
    </style:style>
    <style:style style:name="T33" style:family="text">
      <style:text-properties officeooo:rsid="0040463d"/>
    </style:style>
    <style:style style:name="T34" style:family="text">
      <style:text-properties officeooo:rsid="0045b805"/>
    </style:style>
    <style:style style:name="T35" style:family="text">
      <style:text-properties officeooo:rsid="0046afda"/>
    </style:style>
    <style:style style:name="T36" style:family="text">
      <style:text-properties officeooo:rsid="004782b3"/>
    </style:style>
    <style:style style:name="T37" style:family="text">
      <style:text-properties officeooo:rsid="004bc304"/>
    </style:style>
    <style:style style:name="T38" style:family="text">
      <style:text-properties officeooo:rsid="002858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1">Stepper driver, you use the TMC. It is described <text:a xlink:type="simple" xlink:href="https://hackaday.com/2016/09/30/3d-printering-trinamic-tmc2130-stepper-motor-drivers-shifting-the-gears/" text:style-name="Internet_20_link" text:visited-style-name="Visited_20_Internet_20_Link">here</text:a>. </text:p>
      <text:p text:style-name="P1"/>
      <text:p text:style-name="P1"/>
      <text:p text:style-name="P12">You configure the motor via:</text:p>
      <text:p text:style-name="P1"/>
      <text:p text:style-name="P11">Pins:</text:p>
      <text:p text:style-name="P11"><text:s text:c="2"/><text:span text:style-name="T9">SDCO</text:span><text:line-break/> <text:s/>CS<text:line-break/> <text:s/><text:span text:style-name="T9">SCK</text:span></text:p>
      <text:p text:style-name="P11"><text:s text:c="2"/><text:span text:style-name="T9">SDI</text:span></text:p>
      <text:p text:style-name="P11"/>
      <text:p text:style-name="P13">It used to be pins and MS1,2,3 <text:span text:style-name="T13">and jumpers </text:span>(which has been replaced)</text:p>
      <text:p text:style-name="P11"/>
      <text:p text:style-name="P11"/>
      <text:p text:style-name="P12">You control the motor via:</text:p>
      <text:p text:style-name="P12"><text:s text:c="2"/>STEP<text:line-break/> <text:s/>DIR<text:line-break/> <text:s/><text:span text:style-name="T11">ENABLE</text:span></text:p>
      <text:p text:style-name="P1"/>
      <text:p text:style-name="P2"/>
      <text:p text:style-name="P8">op het bord:</text:p>
      <text:p text:style-name="P5"><text:s text:c="2"/>POT SDA <text:s text:c="2"/>(voor ADC)</text:p>
      <text:p text:style-name="P5"><text:s text:c="2"/>POT SCL </text:p>
      <text:p text:style-name="P8"/>
      <text:p text:style-name="P8">datakabel gebruiken is meer pro, <text:span text:style-name="T12">bij stepper en endstops doe je dat niet. Dit komt meer door gewoonte.</text:span></text:p>
      <text:p text:style-name="P2"/>
      <text:p text:style-name="P4">pins nodig:<text:line-break/> <text:s/><text:span text:style-name="T9">5V</text:span></text:p>
      <text:p text:style-name="P4"><text:s text:c="2"/><text:span text:style-name="T9">3V</text:span></text:p>
      <text:p text:style-name="P6"><text:s text:c="2"/>laserpin 1 <text:s/><text:span text:style-name="T3">(IC HB PWM1)</text:span><text:line-break/> <text:s/>laserpin 2 <text:s/><text:span text:style-name="T3">(IC HB PWM2)</text:span><text:line-break/> <text:s/><text:span text:style-name="T5">photodiode</text:span></text:p>
      <text:p text:style-name="P6"><text:s text:c="2"/><text:span text:style-name="T5">potw (power laserdiode)</text:span></text:p>
      <text:p text:style-name="P6"><text:s text:c="2"/><text:span text:style-name="T5">ZPO <text:s/>(endstop switch)</text:span></text:p>
      <text:p text:style-name="P6"><text:s text:c="2"/><text:span text:style-name="T8">4 kabels voor motor (configuratie)</text:span></text:p>
      <text:p text:style-name="P6"><text:s text:c="2"/><text:span text:style-name="T10">2 kabels voor motor control</text:span></text:p>
      <text:p text:style-name="P6"/>
      <text:p text:style-name="P6"/>
      <text:p text:style-name="P6"/>
      <text:p text:style-name="P6"/>
      <text:p text:style-name="P15">Motor <text:span text:style-name="T14">cables</text:span>:</text:p>
      <text:p text:style-name="P21">AWG &lt; AWG 17 around 1.7A max per NEMA 17 so total 3A</text:p>
      <text:p text:style-name="P15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4">Merk op rode geeft pin 1 aan, hoeft niet meteen stroom te zijn.</text:p>
      <text:p text:style-name="P6"/>
      <text:p text:style-name="P6"/>
      <text:p text:style-name="P16">Total current:</text:p>
      <text:p text:style-name="P22">Nema 17 motor uses 1.7A at 12V, spindle (DC 775 motor) use <text:span text:style-name="T30">up to </text:span>2<text:span text:style-name="T29">5</text:span>A. <text:span text:style-name="T30">Typically, spindle uses 12A.</text:span><text:line-break/><text:span text:style-name="T31">The safety circuit for the spindle does not handle this current.</text:span></text:p>
      <text:p text:style-name="P22"/>
      <text:p text:style-name="P6"/>
      <text:p text:style-name="P17">Safety Circuit<text:line-break/><text:span text:style-name="T15">A tear down of the Form 2 can be found </text:span><text:a xlink:type="simple" xlink:href="https://www.bunniestudios.com/blog/?p=4641" text:style-name="Internet_20_link" text:visited-style-name="Visited_20_Internet_20_Link"><text:span text:style-name="T15">here </text:span></text:a><text:span text:style-name="T15">. The company also hosts interactive 3D </text:span><text:a xlink:type="simple" xlink:href="https://formlabs.com/blog/form-2-interactive-3d-model/" text:style-name="Internet_20_link" text:visited-style-name="Visited_20_Internet_20_Link"><text:span text:style-name="T15">teardowns</text:span></text:a><text:span text:style-name="T15">.</text:span></text:p>
      <text:p text:style-name="P28"><text:span text:style-name="T26">Formlabs uses a magnetic interlock. <text:s/>It does not seem to be using any relays.<text:line-break/></text:span><text:span text:style-name="T27">You have thought of using a forcibly guided contact in combination with a contactor or a solid-state relay. </text:span>The problem with any semiconductor device in a safety critical circuit is predicting failure modes, <text:span text:style-name="T35">i</text:span>n general you can't. <text:span text:style-name="T36">That’s why it can’t be used ina safety circuit. <text:line-break/><text:line-break/></text:span></text:p>
      <text:p text:style-name="P24"/>
      <text:p text:style-name="P24"><text:span text:style-name="T34">Category your system is in.</text:span><text:line-break/></text:p>
      <text:p text:style-name="P25">Read out high voltage;</text:p>
      <text:p text:style-name="P25"><text:a xlink:type="simple" xlink:href="https://forum.arduino.cc/index.php?topic=425112.0" text:style-name="Internet_20_link" text:visited-style-name="Visited_20_Internet_20_Link">https://forum.arduino.cc/index.php?topic=425112.0</text:a></text:p>
      <text:p text:style-name="P25"/>
      <text:p text:style-name="P25"/>
      <text:p text:style-name="P19">Safety Switch:</text:p>
      <text:p text:style-name="P26">MC1 440N Magnetic Safety Switch, Plastic (38.20 euro) uses reed contact so should work with lower voltages.</text:p>
      <text:p text:style-name="P23"><text:line-break/></text:p>
      <text:p text:style-name="P33">Spindle control<text:line-break/><text:span text:style-name="T15">The spindle can be controlled via PWM. <text:s/></text:span><text:span text:style-name="T28">You can use a transistor or a MOSFET to PWM the spindle.</text:span></text:p>
      <text:p text:style-name="P33"><text:span text:style-name="T16"/></text:p>
      <text:p text:style-name="P34"><text:span text:style-name="T38">T</text:span>ransistor</text:p>
      <text:p text:style-name="P33"><text:span text:style-name="T16">A simple circuit can be found </text:span><text:a xlink:type="simple" xlink:href="https://cdn.sparkfun.com/assets/resources/4/4/DC_motor_circuits_notes_2up.pdf" text:style-name="Internet_20_link" text:visited-style-name="Visited_20_Internet_20_Link"><text:span text:style-name="T16">here</text:span></text:a><text:span text:style-name="T16">. <text:s/></text:span><text:span text:style-name="T17">Calculations need to be made to select the correct NPN transistor </text:span><text:span text:style-name="T21">are </text:span><text:a xlink:type="simple" xlink:href="https://teachmetomake.wordpress.com/how-to-use-a-transistor-as-a-switch/" text:style-name="Internet_20_link" text:visited-style-name="Visited_20_Internet_20_Link"><text:span text:style-name="T21">here</text:span></text:a><text:span text:style-name="T17">. A PNP transistor should not be selected as it can only handle the same voltage. </text:span><text:span text:style-name="T18">Motor is 150W at 12</text:span><text:span text:style-name="T20">V,</text:span><text:span text:style-name="T18"> can draw at least 12A <text:s/></text:span><text:span text:style-name="T19">on </text:span><text:a xlink:type="simple" xlink:href="https://www.youtube.com/watch?v=Gs8Ih83Vdv0" text:style-name="Internet_20_link" text:visited-style-name="Visited_20_Internet_20_Link"><text:span text:style-name="T19">video</text:span></text:a><text:span text:style-name="T19"> seems to be able to draw up to 25A. </text:span><text:span text:style-name="T22">The amplifier is at least 750 so for 20.000 mA/</text:span><text:span text:style-name="T25">750</text:span><text:span text:style-name="T22"> = 27 mA.</text:span></text:p>
      <text:p text:style-name="P20"><text:span text:style-name="T22">V</text:span><text:span text:style-name="T15">oltage drop </text:span><text:span text:style-name="T23">can vary between from </text:span><text:span text:style-name="T15">3.3V </text:span><text:span text:style-name="T23">to 1V or 2V. They resistor becomes than 2.3V/25mA=91 Ohm. </text:span><text:span text:style-name="T24">Smaller might be required in some cases but could lead to trouble.</text:span></text:p>
      <text:p text:style-name="P27">Looking at the result we select the following <text:a xlink:type="simple" xlink:href="http://www.farnell.com/datasheets/1911608.pdf" text:style-name="Internet_20_link" text:visited-style-name="Visited_20_Internet_20_Link"><text:span text:style-name="T32">MJH6284</text:span></text:a><text:span text:style-name="T32">G (NPN).</text:span><text:line-break/><text:span text:style-name="T33">An alternative is this </text:span><text:a xlink:type="simple" xlink:href="https://nl.farnell.com/solid-state/pmd16k80/transistor-darl-npn-80v-20a-to3/dp/1863027" text:style-name="Internet_20_link" text:visited-style-name="Visited_20_Internet_20_Link"><text:span text:style-name="T33">PMD16K80</text:span></text:a><text:span text:style-name="T33">. It can amplify more but does not look to be in a correct casing.</text:span></text:p>
      <text:p text:style-name="P30">Transistors require a <text:a xlink:type="simple" xlink:href="http://www.learnabout-electronics.org/Amplifiers/amplifiers51.php" text:style-name="Internet_20_link" text:visited-style-name="Visited_20_Internet_20_Link">heatsink</text:a>. <text:span text:style-name="T37">The power you want to dissipate is P=VI and most dominated by the collector voltage so P=12*10 (worst case). However, if you read the doc you see the Collector-Emitter saturation voltage is like 2 or 3V. So the power is 3*20=60 Watt (worst case).</text:span></text:p>
      <text:p text:style-name="P30"/>
      <text:p text:style-name="P30"><text:soft-page-break/><text:span text:style-name="T37">For high current applications you can better use a MOSFET.</text:span></text:p>
      <text:p text:style-name="P32">The challenge with MOSFET is that they are voltage controlled.</text:p>
      <text:p text:style-name="P29"/>
      <text:p text:style-name="P35">MOSFET</text:p>
      <text:p text:style-name="P31">FET; https://electronics.stackexchange.com/questions/322522/high-voltage-pwm-motor-controller-mosfets-explode</text:p>
      <text:p text:style-name="P6"/>
      <text:p text:style-name="P6"/>
      <text:p text:style-name="P18">Literature</text:p>
      <text:p text:style-name="P7">Other 3D printer controller boards:</text:p>
      <text:p text:style-name="P7"><text:s text:c="4"/>DUET</text:p>
      <text:p text:style-name="P7"><text:s text:c="4"/>SMOOTHIE<text:line-break/> <text:s text:c="3"/>REPLICAPE / REVOLVE (uses PRU); <text:span text:style-name="T4">basically you can get the ottavo; a beaglebone in a bga</text:span><text:line-break/> <text:s text:c="3"/><text:span text:style-name="T2">RAMBO</text:span></text:p>
      <text:p text:style-name="P7"/>
      <text:p text:style-name="P7"/>
      <text:p text:style-name="P10">If you want to bring it to a <text:span text:style-name="T7">single </text:span>board you can use the OSD3358 <text:span text:style-name="T6">(octavo chip). This also forms the basis for the beaglebone pocket.</text:span></text:p>
      <text:p text:style-name="P7"/>
      <text:p text:style-name="P7"/>
      <text:p text:style-name="P9">height sensor</text:p>
      <text:p text:style-name="P7"/>
      <text:p text:style-name="P3">sell ir probe <text:span text:style-name="T1">(could be nice)</text:span></text:p>
      <text:p text:style-name="P3"><text:a xlink:type="simple" xlink:href="https://www.duet3d.com/DuetAddons/IRProbe" text:style-name="Internet_20_link" text:visited-style-name="Visited_20_Internet_20_Link">https://www.duet3d.com/DuetAddons/IRProbe</text:a>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3-11T13:48:53.006000000</dc:date>
    <meta:editing-duration>PT6H13M47S</meta:editing-duration>
    <meta:editing-cycles>55</meta:editing-cycles>
    <meta:document-statistic meta:table-count="0" meta:image-count="0" meta:object-count="0" meta:page-count="3" meta:paragraph-count="50" meta:word-count="549" meta:character-count="3246" meta:non-whitespace-character-count="2678"/>
  </office:meta>
</office:document-meta>
</file>